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4.168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175cm"/>
    </style:style>
    <style:style style:name="co9" style:family="table-column">
      <style:table-column-properties fo:break-before="auto" style:column-width="3.72cm"/>
    </style:style>
    <style:style style:name="co10" style:family="table-column">
      <style:table-column-properties fo:break-before="auto" style:column-width="4.586cm"/>
    </style:style>
    <style:style style:name="co11" style:family="table-column">
      <style:table-column-properties fo:break-before="auto" style:column-width="5.957cm"/>
    </style:style>
    <style:style style:name="co12" style:family="table-column">
      <style:table-column-properties fo:break-before="auto" style:column-width="2.517cm"/>
    </style:style>
    <style:style style:name="co14" style:family="table-column">
      <style:table-column-properties fo:break-before="auto" style:column-width="2.267cm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1.561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6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Normal_5f_HCsolicPorTipo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9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Normal_5f_HCsolicPorTipo" style:data-style-name="N36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1" style:family="table-cell" style:parent-style-name="Normal_5f_HCsolicPorTipo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Normal_5f_HCsolicPorTipo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4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use-regular-expressions="false"/>
      <table:table table:name="ERecaudAlta" table:style-name="ta5" table:print-ranges="ERecaudAlta.A1:ERecaudAlta.T748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number-columns-repeated="2" table:default-cell-style-name="Normal_5f_HCsolicPorTipo"/>
        <table:table-column table:style-name="co5" table:default-cell-style-name="Normal_5f_HCsolicPorTipo"/>
        <table:table-column table:style-name="co6" table:default-cell-style-name="Normal_5f_HCsolicPorTipo"/>
        <table:table-column table:style-name="co7" table:default-cell-style-name="Normal_5f_HCsolicPorTipo"/>
        <table:table-column table:style-name="co8" table:default-cell-style-name="Normal_5f_HCsolicPorTipo"/>
        <table:table-column table:style-name="co9" table:default-cell-style-name="Normal_5f_HCsolicPorTipo"/>
        <table:table-column table:style-name="co10" table:default-cell-style-name="Normal_5f_HCsolicPorTipo"/>
        <table:table-column table:style-name="co11" table:default-cell-style-name="Normal_5f_HCsolicPorTipo"/>
        <table:table-column table:style-name="co7" table:number-columns-repeated="2" table:default-cell-style-name="Normal_5f_HCsolicPorTipo"/>
        <table:table-column table:style-name="co12" table:number-columns-repeated="6" table:default-cell-style-name="Normal_5f_HCsolicPorTipo"/>
        <table:table-column table:style-name="co2" table:default-cell-style-name="Normal_5f_HCsolicPorTipo"/>
        <table:table-column table:style-name="co4" table:number-columns-repeated="236" table:default-cell-style-name="Normal_5f_HCsolicPorTipo"/>
        <table:table-header-rows>
          <table:table-row table:style-name="ro3">
            <table:table-cell/>
            <table:table-cell table:style-name="ce2"/>
            <table:table-cell table:style-name="ce4"/>
            <table:table-cell table:style-name="ce7" table:number-columns-repeated="7"/>
            <table:table-cell table:style-name="ce4" table:number-columns-repeated="9"/>
            <table:table-cell table:number-columns-repeated="237"/>
          </table:table-row>
          <table:table-row table:style-name="ro4">
            <table:table-cell/>
            <table:table-cell table:style-name="ce2"/>
            <table:table-cell table:style-name="ce5" office:value-type="string" table:number-columns-spanned="16" table:number-rows-spanned="1">
              <text:p>INFORME DE RECAUDACION DE ALTAS - HOSPITALIZACON</text:p>
            </table:table-cell>
            <table:covered-table-cell table:number-columns-repeated="15" table:style-name="ce8"/>
            <table:table-cell table:style-name="ce4"/>
            <table:table-cell table:number-columns-repeated="237"/>
          </table:table-row>
          <table:table-row table:style-name="ro5">
            <table:table-cell table:number-columns-repeated="2"/>
            <table:table-cell table:style-name="ce6" table:number-columns-spanned="16" table:number-rows-spanned="1"/>
            <table:covered-table-cell table:number-columns-repeated="15" table:style-name="ce9"/>
            <table:table-cell table:number-columns-repeated="238"/>
          </table:table-row>
          <table:table-row table:style-name="ro8">
            <table:table-cell table:number-columns-repeated="11"/>
            <table:table-cell table:style-name="ce3" office:value-type="string" table:number-columns-spanned="2" table:number-rows-spanned="1">
              <text:p>ESTANCIA</text:p>
            </table:table-cell>
            <table:covered-table-cell table:style-name="ce11"/>
            <table:table-cell table:style-name="ce12" table:number-columns-repeated="6"/>
            <table:table-cell table:number-columns-repeated="237"/>
          </table:table-row>
          <table:table-row table:style-name="ro9">
            <table:table-cell/>
            <table:table-cell table:style-name="ce3" office:value-type="string">
              <text:p>ALTA ADMINIST</text:p>
            </table:table-cell>
            <table:table-cell table:style-name="ce3" office:value-type="string" table:number-columns-spanned="4" table:number-rows-spanned="1">
              <text:p>APELLIDOS Y NOMBRES</text:p>
            </table:table-cell>
            <table:covered-table-cell table:number-columns-repeated="3" table:style-name="ce3"/>
            <table:table-cell table:style-name="ce3" office:value-type="string">
              <text:p>NRO HISTORIA</text:p>
            </table:table-cell>
            <table:table-cell table:style-name="ce3"/>
            <table:table-cell table:style-name="ce3" office:value-type="string">
              <text:p>TIPO PACIENTE</text:p>
            </table:table-cell>
            <table:table-cell table:style-name="ce3" office:value-type="string" table:number-columns-spanned="2" table:number-rows-spanned="1">
              <text:p>ULTIMO SERVICIO</text:p>
            </table:table-cell>
            <table:covered-table-cell table:style-name="ce3"/>
            <table:table-cell table:style-name="ce3" office:value-type="string">
              <text:p>DESDE</text:p>
            </table:table-cell>
            <table:table-cell table:style-name="ce3" office:value-type="string">
              <text:p>HASTA</text:p>
            </table:table-cell>
            <table:table-cell table:style-name="ce3" office:value-type="string">
              <text:p>SUB TOTAL</text:p>
            </table:table-cell>
            <table:table-cell table:style-name="ce3" office:value-type="string">
              <text:p>TOTAL SIS</text:p>
            </table:table-cell>
            <table:table-cell table:style-name="ce3" office:value-type="string">
              <text:p>EXO</text:p>
            </table:table-cell>
            <table:table-cell table:style-name="ce3" office:value-type="string">
              <text:p>TOTAL</text:p>
            </table:table-cell>
            <table:table-cell table:style-name="ce3" office:value-type="string">
              <text:p>PAGO</text:p>
            </table:table-cell>
            <table:table-cell table:style-name="ce3" office:value-type="string">
              <text:p>SALDO</text:p>
            </table:table-cell>
            <table:table-cell table:style-name="ce14"/>
            <table:table-cell table:number-columns-repeated="236"/>
          </table:table-row>
        </table:table-header-rows>
        <table:table-row table:style-name="ro3">
          <table:table-cell table:style-name="ce1" table:number-columns-repeated="11"/>
          <table:table-cell table:style-name="ce10" table:number-columns-repeated="2"/>
          <table:table-cell table:style-name="ce13" table:number-columns-repeated="6"/>
          <table:table-cell table:number-columns-repeated="237"/>
        </table:table-row>
        <table:table-row table:style-name="ro3" table:number-rows-repeated="742">
          <table:table-cell table:style-name="ce1" table:number-columns-repeated="13"/>
          <table:table-cell table:style-name="ce13" table:number-columns-repeated="6"/>
          <table:table-cell table:number-columns-repeated="237"/>
        </table:table-row>
        <table:table-row table:style-name="ro3" table:number-rows-repeated="284">
          <table:table-cell table:style-name="ce1" table:number-columns-repeated="19"/>
          <table:table-cell table:number-columns-repeated="237"/>
        </table:table-row>
        <table:table-row table:style-name="ro3" table:number-rows-repeated="104754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3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table:table-column table:style-name="co13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>
        <table:table-column table:style-name="co13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2.499cm" fo:margin-left="2cm" fo:margin-right="1.3cm" style:first-page-number="continue" style:scale-to="33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499cm" fo:margin-left="2cm" fo:margin-right="1.295cm" style:first-page-number="continue" style:scale-to="33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4:00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RecaudAlta" style:display-name="PageStyle_ERecaudAlta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4:00:14.70</dc:date>
    <meta:generator>OpenOffice/4.0.0$Win32 OpenOffice.org_project/400m3$Build-9702</meta:generator>
    <meta:editing-duration>PT3M59S</meta:editing-duration>
    <meta:editing-cycles>4</meta:editing-cycles>
    <dc:creator>SisGalenPlus </dc:creator>
    <meta:document-statistic meta:table-count="4" meta:cell-count="15" meta:object-count="0"/>
  </office:meta>
</office:document-meta>
</file>